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279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格式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解释</text:p>
          </table:table-cell>
          <table:table-cell table:style-name="ce1" office:value-type="string" calcext:value-type="string">
            <text:p>类型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ion_type</text:p>
          </table:table-cell>
          <table:table-cell office:value-type="string" calcext:value-type="string">
            <text:p>交易类型：分为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action_amt</text:p>
          </table:table-cell>
          <table:table-cell office:value-type="string" calcext:value-type="string">
            <text:p>交易金额</text:p>
          </table:table-cell>
          <table:table-cell office:value-type="string" calcext:value-type="string">
            <text:p>Doubl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_debit_id</text:p>
          </table:table-cell>
          <table:table-cell office:value-type="string" calcext:value-type="string">
            <text:p>发起人的id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dBalanceOrig</text:p>
          </table:table-cell>
          <table:table-cell office:value-type="string" calcext:value-type="string">
            <text:p>发起人的余额（交易之前）</text:p>
          </table:table-cell>
          <table:table-cell office:value-type="string" calcext:value-type="string">
            <text:p>Doubl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_credit_id</text:p>
          </table:table-cell>
          <table:table-cell office:value-type="string" calcext:value-type="string">
            <text:p>接收人的id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ldBalanceDest</text:p>
          </table:table-cell>
          <table:table-cell office:value-type="string" calcext:value-type="string">
            <text:p>接收人的余额（交易之前）</text:p>
          </table:table-cell>
          <table:table-cell office:value-type="string" calcext:value-type="string">
            <text:p>Doubl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Fraud</text:p>
          </table:table-cell>
          <table:table-cell office:value-type="string" calcext:value-type="string">
            <text:p>是否是欺诈（标签）</text:p>
          </table:table-cell>
          <table:table-cell office:value-type="string" calcext:value-type="string">
            <text:p>0,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城市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国家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p</text:p>
          </table:table-cell>
          <table:table-cell table:style-name="ce2" office:value-type="string" calcext:value-type="string">
            <text:p>交易的IP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quip_id</text:p>
          </table:table-cell>
          <table:table-cell office:value-type="string" calcext:value-type="string">
            <text:p>设备指纹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ansaction_channel</text:p>
          </table:table-cell>
          <table:table-cell office:value-type="string" calcext:value-type="string">
            <text:p>'交易渠道'，POS机，网上银行，快捷支付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saction_status</text:p>
          </table:table-cell>
          <table:table-cell office:value-type="string" calcext:value-type="string">
            <text:p>交易状态，1 表示结束，0表示未结束</text:p>
          </table:table-cell>
          <table:table-cell office:value-type="string" calcext:value-type="string">
            <text:p>0,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y_time</text:p>
          </table:table-cell>
          <table:table-cell office:value-type="string" calcext:value-type="string">
            <text:p>交易开始时间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bit_account_num</text:p>
          </table:table-cell>
          <table:table-cell office:value-type="string" calcext:value-type="string">
            <text:p>发起交易人的账户号码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dit_account_num</text:p>
          </table:table-cell>
          <table:table-cell office:value-type="string" calcext:value-type="string">
            <text:p>接收交易人的账户号码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ransaction_type</text:p>
          </table:table-cell>
          <table:table-cell office:value-type="string" calcext:value-type="string">
            <text:p>交易类型：是否行内交易，1表示是行内交易，0表示跨行交易</text:p>
          </table:table-cell>
          <table:table-cell office:value-type="string" calcext:value-type="string">
            <text:p>0,1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user_debit_type</text:p>
          </table:table-cell>
          <table:table-cell office:value-type="string" calcext:value-type="string">
            <text:p>发起交易人的账户是否对公，1表示对公账户，0表示私有账户</text:p>
          </table:table-cell>
          <table:table-cell office:value-type="string" calcext:value-type="string">
            <text:p>0,1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ser_credit_type</text:p>
          </table:table-cell>
          <table:table-cell office:value-type="string" calcext:value-type="string">
            <text:p>接受交易人的账户是否对公，1表示对公账户，0表示私有账户</text:p>
          </table:table-cell>
          <table:table-cell office:value-type="string" calcext:value-type="string">
            <text:p>0,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_debitcard_type</text:p>
          </table:table-cell>
          <table:table-cell office:value-type="string" calcext:value-type="string">
            <text:p>发起交易人的卡的类型：储蓄卡，信用卡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transaction_id</text:p>
          </table:table-cell>
          <table:table-cell table:style-name="ce2" office:value-type="string" calcext:value-type="string">
            <text:p> 生成的 key.交易ID</text:p>
          </table:table-cell>
          <table:table-cell office:value-type="string" calcext:value-type="string">
            <text:p>Long</text:p>
          </table:table-cell>
          <table:table-cell table:number-columns-repeated="1020"/>
        </table:table-row>
      </table:table>
      <table:table table:name="sample" table:style-name="ta1">
        <table:table-column table:style-name="co4" table:number-columns-repeated="21" table:default-cell-style-name="Default"/>
        <table:table-row table:style-name="ro1">
          <table:table-cell office:value-type="string" calcext:value-type="string">
            <text:p>action_type</text:p>
          </table:table-cell>
          <table:table-cell office:value-type="string" calcext:value-type="string">
            <text:p>transaction_amt</text:p>
          </table:table-cell>
          <table:table-cell office:value-type="string" calcext:value-type="string">
            <text:p>user_debit_id</text:p>
          </table:table-cell>
          <table:table-cell office:value-type="string" calcext:value-type="string">
            <text:p>oldBalanceOrig</text:p>
          </table:table-cell>
          <table:table-cell office:value-type="string" calcext:value-type="string">
            <text:p>user_credit_id</text:p>
          </table:table-cell>
          <table:table-cell office:value-type="string" calcext:value-type="string">
            <text:p>oldBalanceDest</text:p>
          </table:table-cell>
          <table:table-cell office:value-type="string" calcext:value-type="string">
            <text:p>isFrau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equip_id</text:p>
          </table:table-cell>
          <table:table-cell office:value-type="string" calcext:value-type="string">
            <text:p>transaction_channel</text:p>
          </table:table-cell>
          <table:table-cell office:value-type="string" calcext:value-type="string">
            <text:p>trasaction_status</text:p>
          </table:table-cell>
          <table:table-cell office:value-type="string" calcext:value-type="string">
            <text:p>pay_time</text:p>
          </table:table-cell>
          <table:table-cell office:value-type="string" calcext:value-type="string">
            <text:p>debit_account_num</text:p>
          </table:table-cell>
          <table:table-cell office:value-type="string" calcext:value-type="string">
            <text:p>credit_account_num</text:p>
          </table:table-cell>
          <table:table-cell office:value-type="string" calcext:value-type="string">
            <text:p>transaction_type</text:p>
          </table:table-cell>
          <table:table-cell office:value-type="string" calcext:value-type="string">
            <text:p>user_debit_type</text:p>
          </table:table-cell>
          <table:table-cell office:value-type="string" calcext:value-type="string">
            <text:p>user_credit_type</text:p>
          </table:table-cell>
          <table:table-cell office:value-type="string" calcext:value-type="string">
            <text:p>user_debitcard_type</text:p>
          </table:table-cell>
          <table:table-cell office:value-type="string" calcext:value-type="string">
            <text:p>transaction_id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float" office:value="76907.07" calcext:value-type="float">
            <text:p>76907.07</text:p>
          </table:table-cell>
          <table:table-cell office:value-type="string" calcext:value-type="string">
            <text:p>C1991375347</text:p>
          </table:table-cell>
          <table:table-cell office:value-type="float" office:value="76907.07" calcext:value-type="float">
            <text:p>76907.07</text:p>
          </table:table-cell>
          <table:table-cell office:value-type="string" calcext:value-type="string">
            <text:p>CC0559020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yzylord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51.129.113.31</text:p>
          </table:table-cell>
          <table:table-cell office:value-type="string" calcext:value-type="string">
            <text:p>e4272a6f-446b-4817-a0bc-f12ecc61d539</text:p>
          </table:table-cell>
          <table:table-cell office:value-type="string" calcext:value-type="string">
            <text:p>POS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3:22:42 CST 2017</text:p>
          </table:table-cell>
          <table:table-cell office:value-type="float" office:value="6225706212757668" calcext:value-type="float">
            <text:p>6225706212757668</text:p>
          </table:table-cell>
          <table:table-cell office:value-type="float" office:value="6226022392866975" calcext:value-type="float">
            <text:p>6226022392866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储蓄卡</text:p>
          </table:table-cell>
          <table:table-cell office:value-type="float" office:value="1219362" calcext:value-type="float">
            <text:p>1219362</text:p>
          </table:table-cell>
        </table:table-row>
        <table:table-row table:style-name="ro1">
          <table:table-cell office:value-type="string" calcext:value-type="string">
            <text:p>CASH_OUT</text:p>
          </table:table-cell>
          <table:table-cell office:value-type="float" office:value="76907.07" calcext:value-type="float">
            <text:p>76907.07</text:p>
          </table:table-cell>
          <table:table-cell office:value-type="string" calcext:value-type="string">
            <text:p>CC0559020283</text:p>
          </table:table-cell>
          <table:table-cell office:value-type="float" office:value="76907.07" calcext:value-type="float">
            <text:p>76907.07</text:p>
          </table:table-cell>
          <table:table-cell office:value-type="string" calcext:value-type="string">
            <text:p>M7989615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81.68.26.162</text:p>
          </table:table-cell>
          <table:table-cell office:value-type="string" calcext:value-type="string">
            <text:p>57cd7a01-88f4-4e44-b0df-0fe131d74725</text:p>
          </table:table-cell>
          <table:table-cell office:value-type="string" calcext:value-type="string">
            <text:p>快捷支付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 Jul 28 13:22:43 CST 2017</text:p>
          </table:table-cell>
          <table:table-cell office:value-type="float" office:value="6226022392866975" calcext:value-type="float">
            <text:p>6226022392866975</text:p>
          </table:table-cell>
          <table:table-cell office:value-type="float" office:value="6222633016031897" calcext:value-type="float">
            <text:p>622263301603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储蓄卡</text:p>
          </table:table-cell>
          <table:table-cell office:value-type="float" office:value="1219363" calcext:value-type="float">
            <text:p>1219363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5781098102</text:p>
          </table:table-cell>
          <table:table-cell office:value-type="float" office:value="102717.23" calcext:value-type="float">
            <text:p>102717.23</text:p>
          </table:table-cell>
          <table:table-cell office:value-type="string" calcext:value-type="string">
            <text:p>C4587825621</text:p>
          </table:table-cell>
          <table:table-cell office:value-type="float" office:value="152.32" calcext:value-type="float">
            <text:p>152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232.63.36.63</text:p>
          </table:table-cell>
          <table:table-cell office:value-type="string" calcext:value-type="string">
            <text:p>8a97784d-7e03-4e87-9171-83990b6b8996</text:p>
          </table:table-cell>
          <table:table-cell office:value-type="string" calcext:value-type="string">
            <text:p>快捷支付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3:22:44 CST 2017</text:p>
          </table:table-cell>
          <table:table-cell office:value-type="float" office:value="6225268368026422" calcext:value-type="float">
            <text:p>6225268368026422</text:p>
          </table:table-cell>
          <table:table-cell office:value-type="float" office:value="6224087991267703" calcext:value-type="float">
            <text:p>62240879912677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信用卡</text:p>
          </table:table-cell>
          <table:table-cell office:value-type="float" office:value="1219364" calcext:value-type="float">
            <text:p>1219364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251172599</text:p>
          </table:table-cell>
          <table:table-cell office:value-type="float" office:value="32398.49" calcext:value-type="float">
            <text:p>32398.49</text:p>
          </table:table-cell>
          <table:table-cell office:value-type="string" calcext:value-type="string">
            <text:p>C4587825621</text:p>
          </table:table-cell>
          <table:table-cell office:value-type="float" office:value="172.32" calcext:value-type="float">
            <text:p>172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jung_Pandan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20.220.154.243</text:p>
          </table:table-cell>
          <table:table-cell office:value-type="string" calcext:value-type="string">
            <text:p>a74e46e4-ede5-4334-9771-1a526568df83</text:p>
          </table:table-cell>
          <table:table-cell office:value-type="string" calcext:value-type="string">
            <text:p>POS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 Jul 28 13:22:45 CST 2017</text:p>
          </table:table-cell>
          <table:table-cell office:value-type="float" office:value="6222821617025166" calcext:value-type="float">
            <text:p>6222821617025166</text:p>
          </table:table-cell>
          <table:table-cell office:value-type="float" office:value="6224087991267703" calcext:value-type="float">
            <text:p>6224087991267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信用卡</text:p>
          </table:table-cell>
          <table:table-cell office:value-type="float" office:value="1219365" calcext:value-type="float">
            <text:p>1219365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float" office:value="50510.74" calcext:value-type="float">
            <text:p>50510.74</text:p>
          </table:table-cell>
          <table:table-cell office:value-type="string" calcext:value-type="string">
            <text:p>C8027631946</text:p>
          </table:table-cell>
          <table:table-cell office:value-type="float" office:value="50510.74" calcext:value-type="float">
            <text:p>50510.74</text:p>
          </table:table-cell>
          <table:table-cell office:value-type="string" calcext:value-type="string">
            <text:p>CC843437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_Mayen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33.144.140.12</text:p>
          </table:table-cell>
          <table:table-cell office:value-type="string" calcext:value-type="string">
            <text:p>0255a5d5-f315-4b47-8762-9a90d7574aca</text:p>
          </table:table-cell>
          <table:table-cell office:value-type="string" calcext:value-type="string">
            <text:p>POS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3:22:46 CST 2017</text:p>
          </table:table-cell>
          <table:table-cell office:value-type="float" office:value="6221738091913041" calcext:value-type="float">
            <text:p>6221738091913041</text:p>
          </table:table-cell>
          <table:table-cell office:value-type="float" office:value="6223539511519584" calcext:value-type="float">
            <text:p>6223539511519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信用卡</text:p>
          </table:table-cell>
          <table:table-cell office:value-type="float" office:value="1219366" calcext:value-type="float">
            <text:p>1219366</text:p>
          </table:table-cell>
        </table:table-row>
        <table:table-row table:style-name="ro1">
          <table:table-cell office:value-type="string" calcext:value-type="string">
            <text:p>CASH_OUT</text:p>
          </table:table-cell>
          <table:table-cell office:value-type="float" office:value="50510.74" calcext:value-type="float">
            <text:p>50510.74</text:p>
          </table:table-cell>
          <table:table-cell office:value-type="string" calcext:value-type="string">
            <text:p>CC8434372019</text:p>
          </table:table-cell>
          <table:table-cell office:value-type="float" office:value="50510.74" calcext:value-type="float">
            <text:p>50510.74</text:p>
          </table:table-cell>
          <table:table-cell office:value-type="string" calcext:value-type="string">
            <text:p>M8444289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96.96.251.57</text:p>
          </table:table-cell>
          <table:table-cell office:value-type="string" calcext:value-type="string">
            <text:p>009b1e2d-bcb2-4260-9a60-12b1bf79bd80</text:p>
          </table:table-cell>
          <table:table-cell office:value-type="string" calcext:value-type="string">
            <text:p>POS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 Jul 28 13:22:47 CST 2017</text:p>
          </table:table-cell>
          <table:table-cell office:value-type="float" office:value="6223539511519584" calcext:value-type="float">
            <text:p>6223539511519584</text:p>
          </table:table-cell>
          <table:table-cell office:value-type="float" office:value="6224081890850354" calcext:value-type="float">
            <text:p>6224081890850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储蓄卡</text:p>
          </table:table-cell>
          <table:table-cell office:value-type="float" office:value="1219367" calcext:value-type="float">
            <text:p>1219367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9228469584</text:p>
          </table:table-cell>
          <table:table-cell office:value-type="float" office:value="88.54" calcext:value-type="float">
            <text:p>88.54</text:p>
          </table:table-cell>
          <table:table-cell office:value-type="string" calcext:value-type="string">
            <text:p>C4587825621</text:p>
          </table:table-cell>
          <table:table-cell office:value-type="float" office:value="182.32" calcext:value-type="float">
            <text:p>182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73.108.235.67</text:p>
          </table:table-cell>
          <table:table-cell office:value-type="string" calcext:value-type="string">
            <text:p>e8cd10ad-faa9-4e7a-92ee-7e1bb802c91c</text:p>
          </table:table-cell>
          <table:table-cell office:value-type="string" calcext:value-type="string">
            <text:p>POS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 Jul 28 13:22:48 CST 2017</text:p>
          </table:table-cell>
          <table:table-cell office:value-type="float" office:value="6223393739810932" calcext:value-type="float">
            <text:p>6223393739810932</text:p>
          </table:table-cell>
          <table:table-cell office:value-type="float" office:value="6224087991267703" calcext:value-type="float">
            <text:p>6224087991267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储蓄卡</text:p>
          </table:table-cell>
          <table:table-cell office:value-type="float" office:value="1219368" calcext:value-type="float">
            <text:p>1219368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6774743017</text:p>
          </table:table-cell>
          <table:table-cell office:value-type="float" office:value="63215.49" calcext:value-type="float">
            <text:p>63215.49</text:p>
          </table:table-cell>
          <table:table-cell office:value-type="string" calcext:value-type="string">
            <text:p>C4587825621</text:p>
          </table:table-cell>
          <table:table-cell office:value-type="float" office:value="202.32" calcext:value-type="float">
            <text:p>202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e_Verde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213.102.185.228</text:p>
          </table:table-cell>
          <table:table-cell office:value-type="string" calcext:value-type="string">
            <text:p>88dd7058-b1d9-4125-8870-ae6db77741c4</text:p>
          </table:table-cell>
          <table:table-cell office:value-type="string" calcext:value-type="string">
            <text:p>网上银行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 Jul 28 13:22:49 CST 2017</text:p>
          </table:table-cell>
          <table:table-cell office:value-type="float" office:value="6221541192497215" calcext:value-type="float">
            <text:p>6221541192497215</text:p>
          </table:table-cell>
          <table:table-cell office:value-type="float" office:value="6224087991267703" calcext:value-type="float">
            <text:p>6224087991267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信用卡</text:p>
          </table:table-cell>
          <table:table-cell office:value-type="float" office:value="1219369" calcext:value-type="float">
            <text:p>1219369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float" office:value="85.59" calcext:value-type="float">
            <text:p>85.59</text:p>
          </table:table-cell>
          <table:table-cell office:value-type="string" calcext:value-type="string">
            <text:p>C3017141639</text:p>
          </table:table-cell>
          <table:table-cell office:value-type="float" office:value="85.59" calcext:value-type="float">
            <text:p>85.59</text:p>
          </table:table-cell>
          <table:table-cell office:value-type="string" calcext:value-type="string">
            <text:p>CC8829249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127.126.242.14</text:p>
          </table:table-cell>
          <table:table-cell office:value-type="string" calcext:value-type="string">
            <text:p>78b15206-010d-4b4e-b03e-6c9ac0f5a569</text:p>
          </table:table-cell>
          <table:table-cell office:value-type="string" calcext:value-type="string">
            <text:p>POS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 Jul 28 13:22:50 CST 2017</text:p>
          </table:table-cell>
          <table:table-cell office:value-type="float" office:value="6223045585630109" calcext:value-type="float">
            <text:p>6223045585630109</text:p>
          </table:table-cell>
          <table:table-cell office:value-type="float" office:value="6228011743939431" calcext:value-type="float">
            <text:p>6228011743939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储蓄卡</text:p>
          </table:table-cell>
          <table:table-cell office:value-type="float" office:value="1219370" calcext:value-type="float">
            <text:p>1219370</text:p>
          </table:table-cell>
        </table:table-row>
        <table:table-row table:style-name="ro1">
          <table:table-cell office:value-type="string" calcext:value-type="string">
            <text:p>CASH_OUT</text:p>
          </table:table-cell>
          <table:table-cell office:value-type="float" office:value="85.59" calcext:value-type="float">
            <text:p>85.59</text:p>
          </table:table-cell>
          <table:table-cell office:value-type="string" calcext:value-type="string">
            <text:p>CC8829249079</text:p>
          </table:table-cell>
          <table:table-cell office:value-type="float" office:value="85.59" calcext:value-type="float">
            <text:p>85.59</text:p>
          </table:table-cell>
          <table:table-cell office:value-type="string" calcext:value-type="string">
            <text:p>M2964775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27.183.189.175</text:p>
          </table:table-cell>
          <table:table-cell office:value-type="string" calcext:value-type="string">
            <text:p>be35e9bf-65ab-43de-917c-e0424ad868ac</text:p>
          </table:table-cell>
          <table:table-cell office:value-type="string" calcext:value-type="string">
            <text:p>网上银行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 Jul 28 13:22:51 CST 2017</text:p>
          </table:table-cell>
          <table:table-cell office:value-type="float" office:value="6228011743939431" calcext:value-type="float">
            <text:p>6228011743939431</text:p>
          </table:table-cell>
          <table:table-cell office:value-type="float" office:value="6226294649533977" calcext:value-type="float">
            <text:p>622629464953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储蓄卡</text:p>
          </table:table-cell>
          <table:table-cell office:value-type="float" office:value="1219371" calcext:value-type="float">
            <text:p>1219371</text:p>
          </table:table-cell>
        </table:table-row>
        <table:table-row table:style-name="ro1">
          <table:table-cell office:value-type="string" calcext:value-type="string">
            <text:p>CASH_IN</text:p>
          </table:table-cell>
          <table:table-cell office:value-type="float" office:value="172804.7" calcext:value-type="float">
            <text:p>172804.7</text:p>
          </table:table-cell>
          <table:table-cell office:value-type="string" calcext:value-type="string">
            <text:p>C3876723462</text:p>
          </table:table-cell>
          <table:table-cell office:value-type="float" office:value="97.31" calcext:value-type="float">
            <text:p>97.31</text:p>
          </table:table-cell>
          <table:table-cell office:value-type="string" calcext:value-type="string">
            <text:p>M704624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39.76.13.215</text:p>
          </table:table-cell>
          <table:table-cell office:value-type="string" calcext:value-type="string">
            <text:p>1054cdb2-d926-4066-859c-744374c10d7c</text:p>
          </table:table-cell>
          <table:table-cell office:value-type="string" calcext:value-type="string">
            <text:p>POS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 Jul 28 14:22:52 CST 2017</text:p>
          </table:table-cell>
          <table:table-cell office:value-type="float" office:value="6223017549850362" calcext:value-type="float">
            <text:p>6223017549850362</text:p>
          </table:table-cell>
          <table:table-cell office:value-type="float" office:value="6222849664458493" calcext:value-type="float">
            <text:p>6222849664458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储蓄卡</text:p>
          </table:table-cell>
          <table:table-cell office:value-type="float" office:value="1219372" calcext:value-type="float">
            <text:p>1219372</text:p>
          </table:table-cell>
        </table:table-row>
        <table:table-row table:style-name="ro1">
          <table:table-cell office:value-type="string" calcext:value-type="string">
            <text:p>PAYMENT</text:p>
          </table:table-cell>
          <table:table-cell office:value-type="float" office:value="5893.58" calcext:value-type="float">
            <text:p>5893.58</text:p>
          </table:table-cell>
          <table:table-cell office:value-type="string" calcext:value-type="string">
            <text:p>C8171465358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M116147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169.131.21.108</text:p>
          </table:table-cell>
          <table:table-cell office:value-type="string" calcext:value-type="string">
            <text:p>4699c23b-e2df-4fed-a5a6-e22805576412</text:p>
          </table:table-cell>
          <table:table-cell office:value-type="string" calcext:value-type="string">
            <text:p>快捷支付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4:22:53 CST 2017</text:p>
          </table:table-cell>
          <table:table-cell office:value-type="float" office:value="6227243445392525" calcext:value-type="float">
            <text:p>6227243445392525</text:p>
          </table:table-cell>
          <table:table-cell office:value-type="float" office:value="6226684240439774" calcext:value-type="float">
            <text:p>6226684240439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储蓄卡</text:p>
          </table:table-cell>
          <table:table-cell office:value-type="float" office:value="1219373" calcext:value-type="float">
            <text:p>1219373</text:p>
          </table:table-cell>
        </table:table-row>
        <table:table-row table:style-name="ro1">
          <table:table-cell office:value-type="string" calcext:value-type="string">
            <text:p>CASH_OUT</text:p>
          </table:table-cell>
          <table:table-cell office:value-type="float" office:value="46354.86" calcext:value-type="float">
            <text:p>46354.86</text:p>
          </table:table-cell>
          <table:table-cell office:value-type="string" calcext:value-type="string">
            <text:p>C4031857414</text:p>
          </table:table-cell>
          <table:table-cell office:value-type="float" office:value="928.41" calcext:value-type="float">
            <text:p>928.41</text:p>
          </table:table-cell>
          <table:table-cell office:value-type="string" calcext:value-type="string">
            <text:p>M6203448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jaNor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85.213.246.149</text:p>
          </table:table-cell>
          <table:table-cell office:value-type="string" calcext:value-type="string">
            <text:p>02c59d61-44e5-4100-86c4-cbf66a063801</text:p>
          </table:table-cell>
          <table:table-cell office:value-type="string" calcext:value-type="string">
            <text:p>快捷支付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4:22:54 CST 2017</text:p>
          </table:table-cell>
          <table:table-cell office:value-type="float" office:value="6227761908008098" calcext:value-type="float">
            <text:p>6227761908008098</text:p>
          </table:table-cell>
          <table:table-cell office:value-type="float" office:value="6222159319092766" calcext:value-type="float">
            <text:p>622215931909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信用卡</text:p>
          </table:table-cell>
          <table:table-cell office:value-type="float" office:value="1219374" calcext:value-type="float">
            <text:p>1219374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float" office:value="414378.9" calcext:value-type="float">
            <text:p>414378.9</text:p>
          </table:table-cell>
          <table:table-cell office:value-type="string" calcext:value-type="string">
            <text:p>C4031857414</text:p>
          </table:table-cell>
          <table:table-cell office:value-type="float" office:value="928.41" calcext:value-type="float">
            <text:p>928.41</text:p>
          </table:table-cell>
          <table:table-cell office:value-type="string" calcext:value-type="string">
            <text:p>C5340464557</text:p>
          </table:table-cell>
          <table:table-cell office:value-type="float" office:value="29.49" calcext:value-type="float">
            <text:p>29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jaNor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29.238.67.56</text:p>
          </table:table-cell>
          <table:table-cell office:value-type="string" calcext:value-type="string">
            <text:p>02c59d61-44e5-4100-86c4-cbf66a063801</text:p>
          </table:table-cell>
          <table:table-cell office:value-type="string" calcext:value-type="string">
            <text:p>快捷支付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4:22:55 CST 2017</text:p>
          </table:table-cell>
          <table:table-cell office:value-type="float" office:value="6227761908008098" calcext:value-type="float">
            <text:p>6227761908008098</text:p>
          </table:table-cell>
          <table:table-cell office:value-type="float" office:value="6227394897806841" calcext:value-type="float">
            <text:p>62273948978068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信用卡</text:p>
          </table:table-cell>
          <table:table-cell office:value-type="float" office:value="1219375" calcext:value-type="float">
            <text:p>1219375</text:p>
          </table:table-cell>
        </table:table-row>
        <table:table-row table:style-name="ro1">
          <table:table-cell office:value-type="string" calcext:value-type="string">
            <text:p>DEBIT</text:p>
          </table:table-cell>
          <table:table-cell office:value-type="float" office:value="1274.19" calcext:value-type="float">
            <text:p>1274.19</text:p>
          </table:table-cell>
          <table:table-cell office:value-type="string" calcext:value-type="string">
            <text:p>C4821749639</text:p>
          </table:table-cell>
          <table:table-cell office:value-type="float" office:value="5676.21" calcext:value-type="float">
            <text:p>5676.21</text:p>
          </table:table-cell>
          <table:table-cell office:value-type="string" calcext:value-type="string">
            <text:p>B0279132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85.99.4.239</text:p>
          </table:table-cell>
          <table:table-cell office:value-type="string" calcext:value-type="string">
            <text:p>ab3b49b6-2e02-429b-99a6-d8cf827b8091</text:p>
          </table:table-cell>
          <table:table-cell office:value-type="string" calcext:value-type="string">
            <text:p>网上银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4:22:56 CST 2017</text:p>
          </table:table-cell>
          <table:table-cell office:value-type="float" office:value="6228535101438255" calcext:value-type="float">
            <text:p>6228535101438255</text:p>
          </table:table-cell>
          <table:table-cell office:value-type="float" office:value="6225446508954113" calcext:value-type="float">
            <text:p>622544650895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储蓄卡</text:p>
          </table:table-cell>
          <table:table-cell office:value-type="float" office:value="1219376" calcext:value-type="float">
            <text:p>1219376</text:p>
          </table:table-cell>
        </table:table-row>
        <table:table-row table:style-name="ro1">
          <table:table-cell office:value-type="string" calcext:value-type="string">
            <text:p>CASH_OUT</text:p>
          </table:table-cell>
          <table:table-cell office:value-type="float" office:value="114055.27" calcext:value-type="float">
            <text:p>114055.27</text:p>
          </table:table-cell>
          <table:table-cell office:value-type="string" calcext:value-type="string">
            <text:p>C7218795769</text:p>
          </table:table-cell>
          <table:table-cell office:value-type="float" office:value="96.52" calcext:value-type="float">
            <text:p>96.52</text:p>
          </table:table-cell>
          <table:table-cell office:value-type="string" calcext:value-type="string">
            <text:p>M2032803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66.138.203.248</text:p>
          </table:table-cell>
          <table:table-cell office:value-type="string" calcext:value-type="string">
            <text:p>74d0a5b4-18ff-48f2-80d6-9740aff82eb2</text:p>
          </table:table-cell>
          <table:table-cell office:value-type="string" calcext:value-type="string">
            <text:p>POS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 Jul 28 14:22:57 CST 2017</text:p>
          </table:table-cell>
          <table:table-cell office:value-type="float" office:value="6223457963085212" calcext:value-type="float">
            <text:p>6223457963085212</text:p>
          </table:table-cell>
          <table:table-cell office:value-type="float" office:value="6226996910570476" calcext:value-type="float">
            <text:p>622699691057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储蓄卡</text:p>
          </table:table-cell>
          <table:table-cell office:value-type="float" office:value="1219377" calcext:value-type="float">
            <text:p>1219377</text:p>
          </table:table-cell>
        </table:table-row>
        <table:table-row table:style-name="ro1">
          <table:table-cell office:value-type="string" calcext:value-type="string">
            <text:p>CASH_OUT</text:p>
          </table:table-cell>
          <table:table-cell office:value-type="float" office:value="134337.8" calcext:value-type="float">
            <text:p>134337.8</text:p>
          </table:table-cell>
          <table:table-cell office:value-type="string" calcext:value-type="string">
            <text:p>C5121563015</text:p>
          </table:table-cell>
          <table:table-cell office:value-type="float" office:value="39125.62" calcext:value-type="float">
            <text:p>39125.62</text:p>
          </table:table-cell>
          <table:table-cell office:value-type="string" calcext:value-type="string">
            <text:p>M469600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30.38.204.233</text:p>
          </table:table-cell>
          <table:table-cell office:value-type="string" calcext:value-type="string">
            <text:p>57c8cd3c-828f-4a2a-8c57-99800a484f1a</text:p>
          </table:table-cell>
          <table:table-cell office:value-type="string" calcext:value-type="string">
            <text:p>快捷支付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4:22:58 CST 2017</text:p>
          </table:table-cell>
          <table:table-cell office:value-type="float" office:value="6224515079910471" calcext:value-type="float">
            <text:p>6224515079910471</text:p>
          </table:table-cell>
          <table:table-cell office:value-type="float" office:value="6228237707743549" calcext:value-type="float">
            <text:p>6228237707743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储蓄卡</text:p>
          </table:table-cell>
          <table:table-cell office:value-type="float" office:value="1219378" calcext:value-type="float">
            <text:p>1219378</text:p>
          </table:table-cell>
        </table:table-row>
        <table:table-row table:style-name="ro1">
          <table:table-cell office:value-type="string" calcext:value-type="string">
            <text:p>PAYMENT</text:p>
          </table:table-cell>
          <table:table-cell office:value-type="float" office:value="2528.63" calcext:value-type="float">
            <text:p>2528.63</text:p>
          </table:table-cell>
          <table:table-cell office:value-type="string" calcext:value-type="string">
            <text:p>C9109763592</text:p>
          </table:table-cell>
          <table:table-cell office:value-type="float" office:value="76.06" calcext:value-type="float">
            <text:p>76.06</text:p>
          </table:table-cell>
          <table:table-cell office:value-type="string" calcext:value-type="string">
            <text:p>M795508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mpo_Grande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124.236.3.163</text:p>
          </table:table-cell>
          <table:table-cell office:value-type="string" calcext:value-type="string">
            <text:p>875dd03d-974d-4ab2-a80e-0a4118b11c40</text:p>
          </table:table-cell>
          <table:table-cell office:value-type="string" calcext:value-type="string">
            <text:p>快捷支付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 Jul 28 14:22:59 CST 2017</text:p>
          </table:table-cell>
          <table:table-cell office:value-type="float" office:value="6221471104576080" calcext:value-type="float">
            <text:p>6221471104576080</text:p>
          </table:table-cell>
          <table:table-cell office:value-type="float" office:value="6222046034340572" calcext:value-type="float">
            <text:p>622204603434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信用卡</text:p>
          </table:table-cell>
          <table:table-cell office:value-type="float" office:value="1219379" calcext:value-type="float">
            <text:p>1219379</text:p>
          </table:table-cell>
        </table:table-row>
        <table:table-row table:style-name="ro1">
          <table:table-cell office:value-type="string" calcext:value-type="string">
            <text:p>CASH_IN</text:p>
          </table:table-cell>
          <table:table-cell office:value-type="float" office:value="179153.83" calcext:value-type="float">
            <text:p>179153.83</text:p>
          </table:table-cell>
          <table:table-cell office:value-type="string" calcext:value-type="string">
            <text:p>C6298317297</text:p>
          </table:table-cell>
          <table:table-cell office:value-type="float" office:value="56.64" calcext:value-type="float">
            <text:p>56.64</text:p>
          </table:table-cell>
          <table:table-cell office:value-type="string" calcext:value-type="string">
            <text:p>M8403603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ule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213.99.213.59</text:p>
          </table:table-cell>
          <table:table-cell office:value-type="string" calcext:value-type="string">
            <text:p>4db92487-6ee8-43cc-949e-0976bd021f19</text:p>
          </table:table-cell>
          <table:table-cell office:value-type="string" calcext:value-type="string">
            <text:p>快捷支付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4:23:00 CST 2017</text:p>
          </table:table-cell>
          <table:table-cell office:value-type="float" office:value="6221767963829712" calcext:value-type="float">
            <text:p>6221767963829712</text:p>
          </table:table-cell>
          <table:table-cell office:value-type="float" office:value="6226132705276588" calcext:value-type="float">
            <text:p>6226132705276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信用卡</text:p>
          </table:table-cell>
          <table:table-cell office:value-type="float" office:value="1219380" calcext:value-type="float">
            <text:p>1219380</text:p>
          </table:table-cell>
        </table:table-row>
        <table:table-row table:style-name="ro1">
          <table:table-cell office:value-type="string" calcext:value-type="string">
            <text:p>CASH_IN</text:p>
          </table:table-cell>
          <table:table-cell office:value-type="float" office:value="73231.01" calcext:value-type="float">
            <text:p>73231.01</text:p>
          </table:table-cell>
          <table:table-cell office:value-type="string" calcext:value-type="string">
            <text:p>C6298317297</text:p>
          </table:table-cell>
          <table:table-cell office:value-type="float" office:value="179210.46" calcext:value-type="float">
            <text:p>179210.46</text:p>
          </table:table-cell>
          <table:table-cell office:value-type="string" calcext:value-type="string">
            <text:p>M7891515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ule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213.99.213.59</text:p>
          </table:table-cell>
          <table:table-cell office:value-type="string" calcext:value-type="string">
            <text:p>4db92487-6ee8-43cc-949e-0976bd021f19</text:p>
          </table:table-cell>
          <table:table-cell office:value-type="string" calcext:value-type="string">
            <text:p>快捷支付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4:23:01 CST 2017</text:p>
          </table:table-cell>
          <table:table-cell office:value-type="float" office:value="6221767963829712" calcext:value-type="float">
            <text:p>6221767963829712</text:p>
          </table:table-cell>
          <table:table-cell office:value-type="float" office:value="6227999103260011" calcext:value-type="float">
            <text:p>622799910326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信用卡</text:p>
          </table:table-cell>
          <table:table-cell office:value-type="float" office:value="1219381" calcext:value-type="float">
            <text:p>1219381</text:p>
          </table:table-cell>
        </table:table-row>
        <table:table-row table:style-name="ro1">
          <table:table-cell office:value-type="string" calcext:value-type="string">
            <text:p>CASH_IN</text:p>
          </table:table-cell>
          <table:table-cell office:value-type="float" office:value="43820.66" calcext:value-type="float">
            <text:p>43820.66</text:p>
          </table:table-cell>
          <table:table-cell office:value-type="string" calcext:value-type="string">
            <text:p>C7822077096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M200997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219.28.99.115</text:p>
          </table:table-cell>
          <table:table-cell office:value-type="string" calcext:value-type="string">
            <text:p>a29fb4e5-2a34-481f-9dfe-4ff8d44c7ad2</text:p>
          </table:table-cell>
          <table:table-cell office:value-type="string" calcext:value-type="string">
            <text:p>POS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4:23:02 CST 2017</text:p>
          </table:table-cell>
          <table:table-cell office:value-type="float" office:value="6221891831214046" calcext:value-type="float">
            <text:p>6221891831214046</text:p>
          </table:table-cell>
          <table:table-cell office:value-type="float" office:value="6222741666737331" calcext:value-type="float">
            <text:p>6222741666737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信用卡</text:p>
          </table:table-cell>
          <table:table-cell office:value-type="float" office:value="1219382" calcext:value-type="float">
            <text:p>1219382</text:p>
          </table:table-cell>
        </table:table-row>
        <table:table-row table:style-name="ro1">
          <table:table-cell office:value-type="string" calcext:value-type="string">
            <text:p>CASH_IN</text:p>
          </table:table-cell>
          <table:table-cell office:value-type="float" office:value="146693.67" calcext:value-type="float">
            <text:p>146693.67</text:p>
          </table:table-cell>
          <table:table-cell office:value-type="string" calcext:value-type="string">
            <text:p>C6984294069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M333024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5.164.152.11</text:p>
          </table:table-cell>
          <table:table-cell office:value-type="string" calcext:value-type="string">
            <text:p>7a56cdd0-f480-4593-9c0c-c229695a33d7</text:p>
          </table:table-cell>
          <table:table-cell office:value-type="string" calcext:value-type="string">
            <text:p>POS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 Jul 28 14:23:03 CST 2017</text:p>
          </table:table-cell>
          <table:table-cell office:value-type="float" office:value="6223336995494032" calcext:value-type="float">
            <text:p>6223336995494032</text:p>
          </table:table-cell>
          <table:table-cell office:value-type="float" office:value="6226122455235199" calcext:value-type="float">
            <text:p>6226122455235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储蓄卡</text:p>
          </table:table-cell>
          <table:table-cell office:value-type="float" office:value="1219383" calcext:value-type="float">
            <text:p>1219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11:10:03.187053855</dc:date>
    <meta:editing-duration>PT2M36S</meta:editing-duration>
    <meta:editing-cycles>2</meta:editing-cycles>
    <meta:generator>LibreOffice/5.1.6.2$Linux_X86_64 LibreOffice_project/10m0$Build-2</meta:generator>
    <meta:document-statistic meta:table-count="2" meta:cell-count="570" meta:object-count="0"/>
  </office:meta>
</office:document-meta>
</file>